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amaño pantalla (pulgadas)">
            <text:p>Tamaño pantalla (pulgadas)</text:p>
          </table:table-cell>
          <table:table-cell table:style-name="pd1" office:value-type="string" office:value="Almacenamiento">
            <text:p>Almacenamiento</text:p>
          </table:table-cell>
          <table:table-cell table:style-name="pd1" office:value-type="string" office:value="Memoria RAM">
            <text:p>Memoria RAM</text:p>
          </table:table-cell>
          <table:table-cell table:style-name="pd1" office:value-type="string" office:value="Sistema operativo">
            <text:p>Sistema operativo</text:p>
          </table:table-cell>
          <table:table-cell table:style-name="pd1" office:value-type="string" office:value="Capacidad de almacenamiento SSD (GB)">
            <text:p>Capacidad de almacenamiento SSD (GB)</text:p>
          </table:table-cell>
          <table:table-cell table:style-name="pd1" office:value-type="string" office:value="Velocidad del procesador">
            <text:p>Velocidad del procesador</text:p>
          </table:table-cell>
          <table:table-cell table:style-name="pd1" office:value-type="string" office:value="Resolución">
            <text:p>Resolución</text:p>
          </table:table-cell>
          <table:table-cell table:style-name="pd1" office:value-type="string" office:value="Año de lanzamiento">
            <text:p>Año de lanzamiento</text:p>
          </table:table-cell>
          <table:table-cell table:style-name="pd1" office:value-type="string" office:value="thinkpad">
            <text:p>thinkpad</text:p>
          </table:table-cell>
          <table:table-cell table:style-name="pd1" office:value-type="string" office:value="probook">
            <text:p>probook</text:p>
          </table:table-cell>
          <table:table-cell table:style-name="pd1" office:value-type="string" office:value="elitebook">
            <text:p>elitebook</text:p>
          </table:table-cell>
          <table:table-cell table:style-name="pd1" office:value-type="string" office:value="elitbook">
            <text:p>elitbook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ifebook">
            <text:p>lifebook</text:p>
          </table:table-cell>
          <table:table-cell table:style-name="pd1" office:value-type="string" office:value="other">
            <text:p>other</text:p>
          </table:table-cell>
          <table:table-cell table:style-name="pd1" office:value-type="string" office:value="autre">
            <text:p>autre</text:p>
          </table:table-cell>
          <table:table-cell table:style-name="pd1" office:value-type="string" office:value="intel">
            <text:p>intel</text:p>
          </table:table-cell>
          <table:table-cell table:style-name="pd1" office:value-type="string" office:value="amd">
            <text:p>amd</text:p>
          </table:table-cell>
          <table:table-cell table:style-name="pd1" office:value-type="string" office:value="nvidia">
            <text:p>nvidia</text:p>
          </table:table-cell>
          <table:table-cell table:style-name="pd1" office:value-type="string" office:value="Xeon">
            <text:p>Xeon</text:p>
          </table:table-cell>
          <table:table-cell table:style-name="pd1" office:value-type="string" office:value="Pentium">
            <text:p>Pentium</text:p>
          </table:table-cell>
          <table:table-cell table:style-name="pd1" office:value-type="string" office:value="Core i3">
            <text:p>Core i3</text:p>
          </table:table-cell>
          <table:table-cell table:style-name="pd1" office:value-type="string" office:value="Core i5">
            <text:p>Core i5</text:p>
          </table:table-cell>
          <table:table-cell table:style-name="pd1" office:value-type="string" office:value="Core i7">
            <text:p>Core i7</text:p>
          </table:table-cell>
          <table:table-cell table:style-name="pd1" office:value-type="string" office:value="Other Processor">
            <text:p>Other Processor</text:p>
          </table:table-cell>
          <table:table-cell table:style-name="pd1" office:value-type="string" office:value="MinPrice">
            <text:p>MinPrice</text:p>
          </table:table-cell>
          <table:table-cell table:style-name="pd1" office:value-type="string" office:value="MaxPrice">
            <text:p>MaxPrice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620">
            <text:p>620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353">
            <text:p>353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1">
            <text:p>311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6">
            <text:p>326</text:p>
          </table:table-cell>
          <table:table-cell office:value-type="float" office:value="326">
            <text:p>326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483">
            <text:p>483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5">
            <text:p>375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2560">
            <text:p>256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8">
            <text:p>358</text:p>
          </table:table-cell>
          <table:table-cell office:value-type="float" office:value="358">
            <text:p>35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2">
            <text:p>292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584">
            <text:p>58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0">
            <text:p>290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12">
            <text:p>512</text:p>
          </table:table-cell>
          <table:table-cell office:value-type="float" office:value="558">
            <text:p>5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6">
            <text:p>346</text:p>
          </table:table-cell>
          <table:table-cell office:value-type="float" office:value="361">
            <text:p>36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2">
            <text:p>1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282">
            <text:p>28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5">
            <text:p>395</text:p>
          </table:table-cell>
          <table:table-cell office:value-type="float" office:value="395">
            <text:p>39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1">
            <text:p>331</text:p>
          </table:table-cell>
          <table:table-cell office:value-type="float" office:value="331">
            <text:p>33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8">
            <text:p>298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262">
            <text:p>26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5">
            <text:p>375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434">
            <text:p>4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19">
            <text:p>819</text:p>
          </table:table-cell>
          <table:table-cell office:value-type="float" office:value="819">
            <text:p>8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50">
            <text:p>9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5">
            <text:p>165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float" office:value="1920">
            <text:p>1920</text:p>
          </table:table-cell>
          <table:table-cell office:value-type="float" office:value="2021.0">
            <text:p>202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53">
            <text:p>4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7">
            <text:p>527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59">
            <text:p>759</text:p>
          </table:table-cell>
          <table:table-cell office:value-type="float" office:value="759">
            <text:p>7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59">
            <text:p>759</text:p>
          </table:table-cell>
          <table:table-cell office:value-type="float" office:value="759">
            <text:p>7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3">
            <text:p>443</text:p>
          </table:table-cell>
          <table:table-cell office:value-type="float" office:value="443">
            <text:p>4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22.0">
            <text:p>202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279">
            <text:p>1279</text:p>
          </table:table-cell>
          <table:table-cell office:value-type="float" office:value="1279">
            <text:p>12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489">
            <text:p>4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466">
            <text:p>46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7">
            <text:p>367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456">
            <text:p>45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9">
            <text:p>56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9">
            <text:p>589</text:p>
          </table:table-cell>
          <table:table-cell office:value-type="float" office:value="589">
            <text:p>5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3">
            <text:p>583</text:p>
          </table:table-cell>
          <table:table-cell office:value-type="float" office:value="583">
            <text:p>58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7">
            <text:p>397</text:p>
          </table:table-cell>
          <table:table-cell office:value-type="float" office:value="397">
            <text:p>39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3">
            <text:p>303</text:p>
          </table:table-cell>
          <table:table-cell office:value-type="float" office:value="303">
            <text:p>30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467">
            <text:p>46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69">
            <text:p>469</text:p>
          </table:table-cell>
          <table:table-cell office:value-type="float" office:value="495">
            <text:p>4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662">
            <text:p>66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39">
            <text:p>539</text:p>
          </table:table-cell>
          <table:table-cell office:value-type="float" office:value="539">
            <text:p>5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8">
            <text:p>2.8</text:p>
          </table:table-cell>
          <table:table-cell office:value-type="float" office:value="1920">
            <text:p>1920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7">
            <text:p>507</text:p>
          </table:table-cell>
          <table:table-cell office:value-type="float" office:value="507">
            <text:p>50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8">
            <text:p>398</text:p>
          </table:table-cell>
          <table:table-cell office:value-type="float" office:value="486">
            <text:p>48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7">
            <text:p>2.7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59">
            <text:p>659</text:p>
          </table:table-cell>
          <table:table-cell office:value-type="float" office:value="677">
            <text:p>67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 office:value="13.3">
            <text:p>13.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79">
            <text:p>779</text:p>
          </table:table-cell>
          <table:table-cell office:value-type="float" office:value="779">
            <text:p>7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1">
            <text:p>361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8">
            <text:p>1.8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38">
            <text:p>538</text:p>
          </table:table-cell>
          <table:table-cell office:value-type="float" office:value="538">
            <text:p>53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7">
            <text:p>327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1">
            <text:p>311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0">
            <text:p>330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920">
            <text:p>1920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920">
            <text:p>1920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60">
            <text:p>9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2.2">
            <text:p>2.2</text:p>
          </table:table-cell>
          <table:table-cell office:value-type="float" office:value="1920">
            <text:p>1920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920">
            <text:p>192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920">
            <text:p>192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374">
            <text:p>3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800">
            <text:p>1800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800">
            <text:p>180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1">
            <text:p>211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600">
            <text:p>1600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8">
            <text:p>318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8">
            <text:p>268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600">
            <text:p>1600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7">
            <text:p>267</text:p>
          </table:table-cell>
          <table:table-cell office:value-type="float" office:value="267">
            <text:p>26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600">
            <text:p>1600</text:p>
          </table:table-cell>
          <table:table-cell office:value-type="float" office:value="2018.0">
            <text:p>2018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9">
            <text:p>2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7,3">
            <text:p>17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600">
            <text:p>160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1">
            <text:p>2.1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6">
            <text:p>266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600">
            <text:p>1600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440">
            <text:p>1440</text:p>
          </table:table-cell>
          <table:table-cell office:value-type="float" office:value="2007.0">
            <text:p>200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7">
            <text:p>257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377">
            <text:p>37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186">
            <text:p>186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2">
            <text:p>242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8">
            <text:p>2.8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1">
            <text:p>341</text:p>
          </table:table-cell>
          <table:table-cell office:value-type="float" office:value="341">
            <text:p>34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1,6">
            <text:p>11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6">
            <text:p>246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21.0">
            <text:p>202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1">
            <text:p>321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3">
            <text:p>243</text:p>
          </table:table-cell>
          <table:table-cell office:value-type="float" office:value="243">
            <text:p>2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7">
            <text:p>337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54">
            <text:p>3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2">
            <text:p>232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980">
            <text:p>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980">
            <text:p>9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281">
            <text:p>281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1">
            <text:p>1.1</text:p>
          </table:table-cell>
          <table:table-cell office:value-type="float" office:value="1366">
            <text:p>1366</text:p>
          </table:table-cell>
          <table:table-cell office:value-type="float" office:value="2019.0">
            <text:p>201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10">
            <text:p>210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505">
            <text:p>50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4,1">
            <text:p>14,1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5">
            <text:p>1.5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8">
            <text:p>238</text:p>
          </table:table-cell>
          <table:table-cell office:value-type="float" office:value="275">
            <text:p>2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1">
            <text:p>251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">
            <text:p>1.0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11,6">
            <text:p>11,6</text:p>
          </table:table-cell>
          <table:table-cell office:value-type="float" office:value="470">
            <text:p>4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83">
            <text:p>1.8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1.8">
            <text:p>1.8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7">
            <text:p>2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8.0">
            <text:p>201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2.0">
            <text:p>201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4">
            <text:p>1.4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3">
            <text:p>323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9">
            <text:p>689</text:p>
          </table:table-cell>
          <table:table-cell office:value-type="float" office:value="729">
            <text:p>7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5">
            <text:p>305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69">
            <text:p>469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2">
            <text:p>282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1.0">
            <text:p>201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1">
            <text:p>2.1</text:p>
          </table:table-cell>
          <table:table-cell office:value-type="float" office:value="1366">
            <text:p>1366</text:p>
          </table:table-cell>
          <table:table-cell office:value-type="float" office:value="2014.0">
            <text:p>2014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20.0">
            <text:p>20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9">
            <text:p>569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8">
            <text:p>258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6">
            <text:p>2.6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3">
            <text:p>343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85">
            <text:p>385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2">
            <text:p>2.2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4">
            <text:p>2.4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9">
            <text:p>339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6">
            <text:p>1.6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3">
            <text:p>2.3</text:p>
          </table:table-cell>
          <table:table-cell office:value-type="float" office:value="1366">
            <text:p>1366</text:p>
          </table:table-cell>
          <table:table-cell office:value-type="float" office:value="2015.0">
            <text:p>201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12,5">
            <text:p>12,5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9">
            <text:p>1.9</text:p>
          </table:table-cell>
          <table:table-cell office:value-type="float" office:value="1366">
            <text:p>1366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.7">
            <text:p>1.7</text:p>
          </table:table-cell>
          <table:table-cell office:value-type="float" office:value="1366">
            <text:p>1366</text:p>
          </table:table-cell>
          <table:table-cell office:value-type="float" office:value="2013.0">
            <text:p>2013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float" office:value="1366">
            <text:p>1366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425">
            <text:p>425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 office:value="13,3">
            <text:p>13,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float" office:value="1280">
            <text:p>1280</text:p>
          </table:table-cell>
          <table:table-cell office:value-type="float" office:value="2008.0">
            <text:p>200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 office:value="12,1">
            <text:p>12,1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6.0">
            <text:p>2016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4">
            <text:p>344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2.0">
            <text:p>201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.9">
            <text:p>1.9</text:p>
          </table:table-cell>
          <table:table-cell office:value-type="float" office:value="1280">
            <text:p>1280</text:p>
          </table:table-cell>
          <table:table-cell office:value-type="float" office:value="2013.0">
            <text:p>201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.3">
            <text:p>2.3</text:p>
          </table:table-cell>
          <table:table-cell office:value-type="float" office:value="1080">
            <text:p>1080</text:p>
          </table:table-cell>
          <table:table-cell office:value-type="float" office:value="2017.0">
            <text:p>2017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5,6">
            <text:p>15,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.66">
            <text:p>1.66</text:p>
          </table:table-cell>
          <table:table-cell office:value-type="float" office:value="1024">
            <text:p>1024</text:p>
          </table:table-cell>
          <table:table-cell office:value-type="float" office:value="2008.0">
            <text:p>2008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